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5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3.014cm"/>
    </style:style>
    <style:style style:name="co4" style:family="table-column">
      <style:table-column-properties fo:break-before="auto" style:column-width="3.112cm"/>
    </style:style>
    <style:style style:name="co5" style:family="table-column">
      <style:table-column-properties fo:break-before="auto" style:column-width="3.627cm"/>
    </style:style>
    <style:style style:name="co6" style:family="table-column">
      <style:table-column-properties fo:break-before="auto" style:column-width="3.552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0.74pt dotte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2.49pt solid #000000" style:direction="ltr" fo:border-right="0.74pt dotte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2.49pt solid #000000" style:direction="ltr" fo:border-right="0.74pt dotted #000000" style:rotation-angle="0" style:rotation-align="none" style:shrink-to-fit="false" fo:border-top="0.74pt dotte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74pt dotted #000000" style:rotation-angle="0" style:rotation-align="none" style:shrink-to-fit="false" fo:border-top="0.74pt dotte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dotte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0.74pt dotte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dotted #000000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dotte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2.49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2.49pt solid #000000" style:rotation-angle="0" style:rotation-align="none" style:shrink-to-fit="false" fo:border-top="0.74pt dotte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dotted #000000" style:direction="ltr" fo:border-right="2.49pt solid #000000" style:rotation-angle="0" style:rotation-align="none" style:shrink-to-fit="false" fo:border-top="0.74pt dotte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number-columns-repeated="50" table:default-cell-style-name="Default"/>
        <table:table-row table:style-name="ro1">
          <table:table-cell/>
          <table:table-cell table:style-name="ce1"/>
          <table:table-cell table:number-columns-repeated="62"/>
        </table:table-row>
        <table:table-row table:style-name="ro2">
          <table:table-cell/>
          <table:table-cell table:style-name="ce2"/>
          <table:table-cell table:style-name="ce7" office:value-type="string" calcext:value-type="string" table:number-columns-spanned="3" table:number-rows-spanned="1">
            <text:p>B = 0,3</text:p>
          </table:table-cell>
          <table:covered-table-cell table:style-name="ce12"/>
          <table:covered-table-cell table:style-name="ce17"/>
          <table:table-cell table:style-name="ce7" office:value-type="string" calcext:value-type="string" table:number-columns-spanned="3" table:number-rows-spanned="1">
            <text:p>B = 0,6</text:p>
          </table:table-cell>
          <table:covered-table-cell table:style-name="ce12"/>
          <table:covered-table-cell table:style-name="ce17"/>
          <table:table-cell table:style-name="ce7" office:value-type="string" calcext:value-type="string" table:number-columns-spanned="3" table:number-rows-spanned="1">
            <text:p>B = 1,3</text:p>
          </table:table-cell>
          <table:covered-table-cell table:style-name="ce12"/>
          <table:covered-table-cell table:style-name="ce17"/>
          <table:table-cell table:style-name="ce7" office:value-type="string" calcext:value-type="string" table:number-columns-spanned="3" table:number-rows-spanned="1">
            <text:p>B = 1,6</text:p>
          </table:table-cell>
          <table:covered-table-cell table:style-name="ce12"/>
          <table:covered-table-cell table:style-name="ce17"/>
          <table:table-cell table:number-columns-repeated="50"/>
        </table:table-row>
        <table:table-row table:style-name="ro1">
          <table:table-cell/>
          <table:table-cell table:style-name="ce3"/>
          <table:table-cell table:style-name="ce8" office:value-type="string" calcext:value-type="string">
            <text:p>Medida en dBm</text:p>
          </table:table-cell>
          <table:table-cell table:style-name="ce13" office:value-type="string" calcext:value-type="string">
            <text:p>Teórico</text:p>
          </table:table-cell>
          <table:table-cell table:style-name="ce18" office:value-type="string" calcext:value-type="string">
            <text:p>Práctico</text:p>
          </table:table-cell>
          <table:table-cell table:style-name="ce8" office:value-type="string" calcext:value-type="string">
            <text:p>Medida en dBm</text:p>
          </table:table-cell>
          <table:table-cell table:style-name="ce13" office:value-type="string" calcext:value-type="string">
            <text:p>Teórico</text:p>
          </table:table-cell>
          <table:table-cell table:style-name="ce18" office:value-type="string" calcext:value-type="string">
            <text:p>Práctico</text:p>
          </table:table-cell>
          <table:table-cell table:style-name="ce8" office:value-type="string" calcext:value-type="string">
            <text:p>Medida en dBm</text:p>
          </table:table-cell>
          <table:table-cell table:style-name="ce13" office:value-type="string" calcext:value-type="string">
            <text:p>Teórico</text:p>
          </table:table-cell>
          <table:table-cell table:style-name="ce18" office:value-type="string" calcext:value-type="string">
            <text:p>Práctico</text:p>
          </table:table-cell>
          <table:table-cell table:style-name="ce8" office:value-type="string" calcext:value-type="string">
            <text:p>Medida en dBm</text:p>
          </table:table-cell>
          <table:table-cell table:style-name="ce13" office:value-type="string" calcext:value-type="string">
            <text:p>Teórico</text:p>
          </table:table-cell>
          <table:table-cell table:style-name="ce18" office:value-type="string" calcext:value-type="string">
            <text:p>Práctico</text:p>
          </table:table-cell>
          <table:table-cell table:number-columns-repeated="50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J0(B)</text:p>
          </table:table-cell>
          <table:table-cell table:style-name="ce9" office:value-type="float" office:value="-4.6" calcext:value-type="float">
            <text:p>-4,6</text:p>
          </table:table-cell>
          <table:table-cell table:style-name="ce14" table:formula="of:=BESSELJ(0.3;[.A4])" office:value-type="float" office:value="0.977626246538296" calcext:value-type="float">
            <text:p>0,977626246538296</text:p>
          </table:table-cell>
          <table:table-cell table:style-name="ce19" table:formula="of:=POWER(10;([.C4]-[.$D$20])/20)" office:value-type="float" office:value="0.966050878989813" calcext:value-type="float">
            <text:p>0,966050878989813</text:p>
          </table:table-cell>
          <table:table-cell table:style-name="ce9" office:value-type="float" office:value="-4.9" calcext:value-type="float">
            <text:p>-4,9</text:p>
          </table:table-cell>
          <table:table-cell table:style-name="ce14" table:formula="of:=BESSELJ(0.6;[.A4])" office:value-type="float" office:value="0.912004863497211" calcext:value-type="float">
            <text:p>0,912004863497211</text:p>
          </table:table-cell>
          <table:table-cell table:style-name="ce19" table:formula="of:=POWER(10;([.F4]-[.$G$20])/20)" office:value-type="float" office:value="0.933254300796991" calcext:value-type="float">
            <text:p>0,933254300796991</text:p>
          </table:table-cell>
          <table:table-cell table:style-name="ce9" office:value-type="float" office:value="-8.2" calcext:value-type="float">
            <text:p>-8,2</text:p>
          </table:table-cell>
          <table:table-cell table:style-name="ce14" table:formula="of:=BESSELJ(1.3;[.A4])" office:value-type="float" office:value="0.620085989561509" calcext:value-type="float">
            <text:p>0,620085989561509</text:p>
          </table:table-cell>
          <table:table-cell table:style-name="ce19" table:formula="of:=POWER(10;([.I4]-[.$J$20])/20)" office:value-type="float" office:value="0.638263486190549" calcext:value-type="float">
            <text:p>0,638263486190549</text:p>
          </table:table-cell>
          <table:table-cell table:style-name="ce9" office:value-type="float" office:value="-12.3" calcext:value-type="float">
            <text:p>-12,3</text:p>
          </table:table-cell>
          <table:table-cell table:style-name="ce14" table:formula="of:=BESSELJ(1.6;[.A4])" office:value-type="float" office:value="0.455402167639381" calcext:value-type="float">
            <text:p>0,455402167639381</text:p>
          </table:table-cell>
          <table:table-cell table:style-name="ce19" table:formula="of:=POWER(10;([.L4]-[.$M$20])/20)" office:value-type="float" office:value="0.398107170553497" calcext:value-type="float">
            <text:p>0,398107170553497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J1(B)</text:p>
          </table:table-cell>
          <table:table-cell table:style-name="ce10" office:value-type="float" office:value="-20.4" calcext:value-type="float">
            <text:p>-20,4</text:p>
          </table:table-cell>
          <table:table-cell table:style-name="ce14" table:formula="of:=BESSELJ(0.3;[.A5])" office:value-type="float" office:value="0.148318816273104" calcext:value-type="float">
            <text:p>0,148318816273104</text:p>
          </table:table-cell>
          <table:table-cell table:style-name="ce19" table:formula="of:=POWER(10;([.C5]-[.$D$20])/20)" office:value-type="float" office:value="0.156675107010815" calcext:value-type="float">
            <text:p>0,156675107010815</text:p>
          </table:table-cell>
          <table:table-cell table:style-name="ce10" office:value-type="float" office:value="-14.6" calcext:value-type="float">
            <text:p>-14,6</text:p>
          </table:table-cell>
          <table:table-cell table:style-name="ce14" table:formula="of:=BESSELJ(0.6;[.A5])" office:value-type="float" office:value="0.286700988063916" calcext:value-type="float">
            <text:p>0,286700988063916</text:p>
          </table:table-cell>
          <table:table-cell table:style-name="ce19" table:formula="of:=POWER(10;([.F5]-[.$G$20])/20)" office:value-type="float" office:value="0.305492111321551" calcext:value-type="float">
            <text:p>0,305492111321551</text:p>
          </table:table-cell>
          <table:table-cell table:style-name="ce10" office:value-type="float" office:value="-9.7" calcext:value-type="float">
            <text:p>-9,7</text:p>
          </table:table-cell>
          <table:table-cell table:style-name="ce14" table:formula="of:=BESSELJ(1.3;[.A5])" office:value-type="float" office:value="0.52202324741466" calcext:value-type="float">
            <text:p>0,52202324741466</text:p>
          </table:table-cell>
          <table:table-cell table:style-name="ce19" table:formula="of:=POWER(10;([.I5]-[.$J$20])/20)" office:value-type="float" office:value="0.537031796370253" calcext:value-type="float">
            <text:p>0,537031796370253</text:p>
          </table:table-cell>
          <table:table-cell table:style-name="ce10" office:value-type="float" office:value="-9.1" calcext:value-type="float">
            <text:p>-9,1</text:p>
          </table:table-cell>
          <table:table-cell table:style-name="ce14" table:formula="of:=BESSELJ(1.6;[.A5])" office:value-type="float" office:value="0.569895935261681" calcext:value-type="float">
            <text:p>0,569895935261681</text:p>
          </table:table-cell>
          <table:table-cell table:style-name="ce19" table:formula="of:=POWER(10;([.L5]-[.$M$20])/20)" office:value-type="float" office:value="0.575439937337157" calcext:value-type="float">
            <text:p>0,575439937337157</text:p>
          </table:table-cell>
          <table:table-cell table:number-columns-repeated="50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j2(B)</text:p>
          </table:table-cell>
          <table:table-cell table:style-name="ce10" office:value-type="float" office:value="-42.8" calcext:value-type="float">
            <text:p>-42,8</text:p>
          </table:table-cell>
          <table:table-cell table:style-name="ce14" table:formula="of:=BESSELJ(0.3;[.A6])" office:value-type="float" office:value="0.011165861949064" calcext:value-type="float">
            <text:p>0,011165861949064</text:p>
          </table:table-cell>
          <table:table-cell table:style-name="ce19" table:formula="of:=POWER(10;([.C6]-[.$D$20])/20)" office:value-type="float" office:value="0.0118850222743702" calcext:value-type="float">
            <text:p>0,01188502227437</text:p>
          </table:table-cell>
          <table:table-cell table:style-name="ce10" office:value-type="float" office:value="-30.8" calcext:value-type="float">
            <text:p>-30,8</text:p>
          </table:table-cell>
          <table:table-cell table:style-name="ce14" table:formula="of:=BESSELJ(0.6;[.A6])" office:value-type="float" office:value="0.0436650967158417" calcext:value-type="float">
            <text:p>0,043665096715842</text:p>
          </table:table-cell>
          <table:table-cell table:style-name="ce19" table:formula="of:=POWER(10;([.F6]-[.$G$20])/20)" office:value-type="float" office:value="0.0473151258961481" calcext:value-type="float">
            <text:p>0,047315125896148</text:p>
          </table:table-cell>
          <table:table-cell table:style-name="ce10" office:value-type="float" office:value="-18.5" calcext:value-type="float">
            <text:p>-18,5</text:p>
          </table:table-cell>
          <table:table-cell table:style-name="ce14" table:formula="of:=BESSELJ(1.3;[.A6])" office:value-type="float" office:value="0.183026698768738" calcext:value-type="float">
            <text:p>0,183026698768738</text:p>
          </table:table-cell>
          <table:table-cell table:style-name="ce19" table:formula="of:=POWER(10;([.I6]-[.$J$20])/20)" office:value-type="float" office:value="0.194984459975805" calcext:value-type="float">
            <text:p>0,194984459975805</text:p>
          </table:table-cell>
          <table:table-cell table:style-name="ce10" office:value-type="float" office:value="-16.2" calcext:value-type="float">
            <text:p>-16,2</text:p>
          </table:table-cell>
          <table:table-cell table:style-name="ce14" table:formula="of:=BESSELJ(1.6;[.A6])" office:value-type="float" office:value="0.25696775143772" calcext:value-type="float">
            <text:p>0,25696775143772</text:p>
          </table:table-cell>
          <table:table-cell table:style-name="ce19" table:formula="of:=POWER(10;([.L6]-[.$M$20])/20)" office:value-type="float" office:value="0.254097270554931" calcext:value-type="float">
            <text:p>0,254097270554931</text:p>
          </table:table-cell>
          <table:table-cell table:number-columns-repeated="50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j3(B)</text:p>
          </table:table-cell>
          <table:table-cell table:style-name="ce10" office:value-type="float" office:value="-68.1" calcext:value-type="float">
            <text:p>-68,1</text:p>
          </table:table-cell>
          <table:table-cell table:style-name="ce14" table:formula="of:=BESSELJ(0.3;[.A7])" office:value-type="float" office:value="0.000559343047748846" calcext:value-type="float">
            <text:p>0,000559343047749</text:p>
          </table:table-cell>
          <table:table-cell table:style-name="ce19" table:formula="of:=POWER(10;([.C7]-[.$D$20])/20)" office:value-type="float" office:value="0.000645654229034656" calcext:value-type="float">
            <text:p>0,000645654229035</text:p>
          </table:table-cell>
          <table:table-cell table:style-name="ce10" office:value-type="float" office:value="-50.4" calcext:value-type="float">
            <text:p>-50,4</text:p>
          </table:table-cell>
          <table:table-cell table:style-name="ce14" table:formula="of:=BESSELJ(0.6;[.A7])" office:value-type="float" office:value="0.0043996567083622" calcext:value-type="float">
            <text:p>0,004399656708362</text:p>
          </table:table-cell>
          <table:table-cell table:style-name="ce19" table:formula="of:=POWER(10;([.F7]-[.$G$20])/20)" office:value-type="float" office:value="0.0049545019080479" calcext:value-type="float">
            <text:p>0,004954501908048</text:p>
          </table:table-cell>
          <table:table-cell table:style-name="ce10" office:value-type="float" office:value="-31.5" calcext:value-type="float">
            <text:p>-31,5</text:p>
          </table:table-cell>
          <table:table-cell table:style-name="ce14" table:formula="of:=BESSELJ(1.3;[.A7])" office:value-type="float" office:value="0.0411358257199169" calcext:value-type="float">
            <text:p>0,041135825719917</text:p>
          </table:table-cell>
          <table:table-cell table:style-name="ce19" table:formula="of:=POWER(10;([.I7]-[.$J$20])/20)" office:value-type="float" office:value="0.0436515832240166" calcext:value-type="float">
            <text:p>0,043651583224017</text:p>
          </table:table-cell>
          <table:table-cell table:style-name="ce10" office:value-type="float" office:value="-26.8" calcext:value-type="float">
            <text:p>-26,8</text:p>
          </table:table-cell>
          <table:table-cell table:style-name="ce14" table:formula="of:=BESSELJ(1.6;[.A7])" office:value-type="float" office:value="0.072523443332619" calcext:value-type="float">
            <text:p>0,072523443332619</text:p>
          </table:table-cell>
          <table:table-cell table:style-name="ce19" table:formula="of:=POWER(10;([.L7]-[.$M$20])/20)" office:value-type="float" office:value="0.0749894209332456" calcext:value-type="float">
            <text:p>0,074989420933246</text:p>
          </table:table-cell>
          <table:table-cell table:number-columns-repeated="50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j4(B)</text:p>
          </table:table-cell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 office:value-type="float" office:value="-47.1" calcext:value-type="float">
            <text:p>-47,1</text:p>
          </table:table-cell>
          <table:table-cell table:style-name="ce14" table:formula="of:=BESSELJ(1.3;[.A8])" office:value-type="float" office:value="0.00683095840010975" calcext:value-type="float">
            <text:p>0,00683095840011</text:p>
          </table:table-cell>
          <table:table-cell table:style-name="ce19" table:formula="of:=POWER(10;([.I8]-[.$J$20])/20)" office:value-type="float" office:value="0.0072443596007499" calcext:value-type="float">
            <text:p>0,00724435960075</text:p>
          </table:table-cell>
          <table:table-cell table:style-name="ce10" office:value-type="float" office:value="-40.5" calcext:value-type="float">
            <text:p>-40,5</text:p>
          </table:table-cell>
          <table:table-cell table:style-name="ce14" table:formula="of:=BESSELJ(1.6;[.A8])" office:value-type="float" office:value="0.0149951610596015" calcext:value-type="float">
            <text:p>0,014995161059602</text:p>
          </table:table-cell>
          <table:table-cell table:style-name="ce19" table:formula="of:=POWER(10;([.L8]-[.$M$20])/20)" office:value-type="float" office:value="0.0154881661891248" calcext:value-type="float">
            <text:p>0,015488166189125</text:p>
          </table:table-cell>
          <table:table-cell table:number-columns-repeated="50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j5(B)</text:p>
          </table:table-cell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 office:value-type="float" office:value="-63.4" calcext:value-type="float">
            <text:p>-63,4</text:p>
          </table:table-cell>
          <table:table-cell table:style-name="ce14" table:formula="of:=BESSELJ(1.3;[.A9])" office:value-type="float" office:value="0.000900841357681507" calcext:value-type="float">
            <text:p>0,000900841357682</text:p>
          </table:table-cell>
          <table:table-cell table:style-name="ce19" table:formula="of:=POWER(10;([.I9]-[.$J$20])/20)" office:value-type="float" office:value="0.0011091748152624" calcext:value-type="float">
            <text:p>0,001109174815262</text:p>
          </table:table-cell>
          <table:table-cell table:style-name="ce10" office:value-type="float" office:value="-55.7" calcext:value-type="float">
            <text:p>-55,7</text:p>
          </table:table-cell>
          <table:table-cell table:style-name="ce14" table:formula="of:=BESSELJ(1.6;[.A9])" office:value-type="float" office:value="0.00245236196538856" calcext:value-type="float">
            <text:p>0,002452361965389</text:p>
          </table:table-cell>
          <table:table-cell table:style-name="ce19" table:formula="of:=POWER(10;([.L9]-[.$M$20])/20)" office:value-type="float" office:value="0.00269153480392691" calcext:value-type="float">
            <text:p>0,002691534803927</text:p>
          </table:table-cell>
          <table:table-cell table:number-columns-repeated="50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j6(B)</text:p>
          </table:table-cell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number-columns-repeated="50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j7(B)</text:p>
          </table:table-cell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number-columns-repeated="50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j8(B)</text:p>
          </table:table-cell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number-columns-repeated="50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j9(B)</text:p>
          </table:table-cell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number-columns-repeated="50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j10(B)</text:p>
          </table:table-cell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number-columns-repeated="50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j11(B)</text:p>
          </table:table-cell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number-columns-repeated="50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j12(B)</text:p>
          </table:table-cell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number-columns-repeated="50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j13(B)</text:p>
          </table:table-cell>
          <table:table-cell table:style-name="ce11"/>
          <table:table-cell table:style-name="ce16"/>
          <table:table-cell table:style-name="ce21"/>
          <table:table-cell table:style-name="ce11"/>
          <table:table-cell table:style-name="ce16"/>
          <table:table-cell table:style-name="ce21"/>
          <table:table-cell table:style-name="ce11"/>
          <table:table-cell table:style-name="ce16"/>
          <table:table-cell table:style-name="ce21"/>
          <table:table-cell table:style-name="ce11"/>
          <table:table-cell table:style-name="ce16"/>
          <table:table-cell table:style-name="ce21"/>
          <table:table-cell table:number-columns-repeated="50"/>
        </table:table-row>
        <table:table-row table:style-name="ro1" table:number-rows-repeated="2">
          <table:table-cell/>
          <table:table-cell table:style-name="ce1"/>
          <table:table-cell table:number-columns-repeated="62"/>
        </table:table-row>
        <table:table-row table:style-name="ro1">
          <table:table-cell/>
          <table:table-cell table:style-name="ce1"/>
          <table:table-cell/>
          <table:table-cell office:value-type="float" office:value="-4.3" calcext:value-type="float">
            <text:p>-4,3</text:p>
          </table:table-cell>
          <table:table-cell table:number-columns-repeated="2"/>
          <table:table-cell office:value-type="float" office:value="-4.3" calcext:value-type="float">
            <text:p>-4,3</text:p>
          </table:table-cell>
          <table:table-cell table:number-columns-repeated="2"/>
          <table:table-cell office:value-type="float" office:value="-4.3" calcext:value-type="float">
            <text:p>-4,3</text:p>
          </table:table-cell>
          <table:table-cell table:number-columns-repeated="2"/>
          <table:table-cell office:value-type="float" office:value="-4.3" calcext:value-type="float">
            <text:p>-4,3</text:p>
          </table:table-cell>
          <table:table-cell table:number-columns-repeated="51"/>
        </table:table-row>
        <table:table-row table:style-name="ro1" table:number-rows-repeated="980">
          <table:table-cell/>
          <table:table-cell table:style-name="ce1"/>
          <table:table-cell table:number-columns-repeated="62"/>
        </table:table-row>
        <table:table-row table:style-name="ro4" table:number-rows-repeated="1047575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7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7P0"/>
    </number:currency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8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9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9P0"/>
    </number:currency-style>
    <number:currency-style style:name="N110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10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10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date-style style:name="N11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5P0" style:volatile="true">
      <number:number number:decimal-places="0" loext:min-decimal-places="0" number:min-integer-digits="1" number:grouping="true"/>
      <number:text> </number:text>
    </number:number-style>
    <number:number-style style:name="N11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</number:text>
    </number:number-style>
    <number:number-style style:name="N11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0P1" style:volatile="true">
      <number:text> </number:text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20P2" style:volatile="true">
      <number:text> </number:text>
      <number:currency-symbol/>
      <loext:text> </loext:text>
      <loext:fill-character> </loext:fill-character>
      <number:text>- </number:text>
    </number:currency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2P1" style:volatile="true">
      <number:text> </number:text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22P2" style:volatile="true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26T13:23:50.447861929</dc:date>
    <meta:editing-duration>PT8M46S</meta:editing-duration>
    <meta:editing-cycles>1</meta:editing-cycles>
    <meta:document-statistic meta:table-count="1" meta:cell-count="108" meta:object-count="0"/>
    <meta:generator>LibreOffice/6.4.7.2$Linux_X86_64 LibreOffice_project/40$Build-2</meta:generator>
  </office:meta>
</office:document-meta>
</file>